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Preformatted_20_Text">
      <style:paragraph-properties fo:margin-top="0cm" fo:margin-bottom="0.499cm" style:contextual-spacing="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0"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1/26/forma-de-facilitar-la-representacion-de-constantes-en-vhdl/" text:style-name="Internet_20_link" text:visited-style-name="Visited_20_Internet_20_Link"><text:span text:style-name="T3">https://soceame.wordpress.com/2024/11/26/forma-de-facilitar-la-representacion-de-constantes-en-vhdl/</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19:42:21.995249292">23/02/2025</text:date></text:p>
      <text:p text:style-name="P10"/>
      <text:p text:style-name="P11">Una forma no muy conocida de representar números binarios en VHDL (y que figura en los primeros estándares, por lo que es compatible con el VHDL estándar) es la posibilidad del uso de una barra baja «_» para separar los números. <text:span text:style-name="Emphasis">(Estar representación existe en Verilog y se utiliza bastante)</text:span></text:p>
      <text:p text:style-name="Text_20_body">Se puede utilizar en comparaciones, en definiciones o en asignaciones. Cualquier tipo de representación.</text:p>
      <text:p text:style-name="Text_20_body">Pongo un ejemplo</text:p>
      <text:p text:style-name="P12"><text:span text:style-name="Source_20_Text">constant T1 : std_logic_vector(15 downto 0) := x"00_FF";</text:span></text:p>
      <text:p text:style-name="Text_20_body">Para representar un código binario es necesario <text:span text:style-name="Strong_20_Emphasis">definir que es un código binario</text:span>.</text:p>
      <text:p text:style-name="Preformatted_20_Text"><text:span text:style-name="Source_20_Text"><text:span text:style-name="Emphasis">-- Así fallaría</text:span></text:span></text:p>
      <text:p text:style-name="Preformatted_20_Text"/>
      <text:p text:style-name="Preformatted_20_Text"><text:span text:style-name="Source_20_Text">constant T2 : std_logic_vector(7 downto 0) := "0011_0011";</text:span></text:p>
      <text:p text:style-name="Preformatted_20_Text"/>
      <text:p text:style-name="Preformatted_20_Text"><text:span text:style-name="Source_20_Text"><text:span text:style-name="Emphasis">-- Así se define correctamente (se puede usar b minúscula o B mayúscula</text:span></text:span><text:span text:style-name="Source_20_Text">)</text:span></text:p>
      <text:p text:style-name="Preformatted_20_Text"/>
      <text:p text:style-name="P12"><text:span text:style-name="Source_20_Text">constant T2 : std_logic_vector(7 downto 0) := B"0011_0011";</text:span></text:p>
      <text:p text:style-name="Text_20_body">También se puede en código octal. <text:line-break/><text:span text:style-name="Emphasis">PD: el código octal también está permitido en VHDL.</text:span></text:p>
      <text:p text:style-name="P12"><text:span text:style-name="Source_20_Text">constant T3 : std_logic_vector(7 downto 0) := o"0_F";</text:span></text:p>
      <text:p text:style-name="Text_20_body">Por último comentar que se pueden poner tantas barras bajas como se quiera, pero nunca dos seguidas, ni empezar o terminar en una.</text:p>
      <text:p text:style-name="Text_20_body"><text:span text:style-name="Strong_20_Emphasis">NOTA: esto es un elemento para clarificar, utilízalo con cabeza.</text:span></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3a33"/>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1/26/forma-de-facilitar-la-representacion-de-constantes-en-vhdl/" text:style-name="Internet_20_link" text:visited-style-name="Visited_20_Internet_20_Link"><draw:custom-shape text:anchor-type="char" draw:z-index="0"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1/26/forma-de-facilitar-la-representacion-de-constantes-en-vhdl/</text:span></text:a><text:span text:style-name="MT3"><text:tab/></text:span></text:p>
      </style:header>
      <style:footer>
        <text:p text:style-name="MP4"><text:span text:style-name="MT4">Creado por David Rubio </text:span><text:span text:style-name="MT5">G.</text:span><text:span text:style-name="MT4"><text:tab/> <text:tab/></text:span><text:page-number text:select-page="current">2</text:page-number>/<text:page-count>2</text:page-count></text:p>
      </style:footer>
    </style:master-page>
    <style:master-page style:name="First_20_Page" style:display-name="First Page" style:page-layout-name="Mpm2" draw:style-name="Mdp1" style:next-style-name="Standard">
      <style:header>
        <text:p text:style-name="Header"><draw:custom-shape text:anchor-type="char" draw:z-index="9"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4"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5"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19:40:28.810891273</meta:creation-date>
    <meta:editing-duration>PT1M53S</meta:editing-duration>
    <meta:editing-cycles>2</meta:editing-cycles>
    <meta:generator>LibreOffice/24.8.4.2$Linux_X86_64 LibreOffice_project/480$Build-2</meta:generator>
    <dc:date>2025-02-23T19:42:21.613308683</dc:date>
    <meta:document-statistic meta:table-count="0" meta:image-count="0" meta:object-count="0" meta:page-count="2" meta:paragraph-count="21" meta:word-count="197" meta:character-count="1456" meta:non-whitespace-character-count="1275"/>
    <meta:template xlink:type="simple" xlink:actuate="onRequest" xlink:title="template" xlink:href="../../../../../../Plantillas/template.ott" meta:date="2025-02-23T19:40:27.858708258"/>
  </office:meta>
</office:document-meta>
</file>